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3ee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3ee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3ee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3ee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3ee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3ee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3ee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3ee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3ee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3ee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3ee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3ee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3ee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3ee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3ee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3ee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3ee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useth Antonela Aguilera Valdiviez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5/6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485517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onald Antonio Aguilera Boliv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287687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5.95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9" meta:non-whitespace-character-count="1011"/>
    <meta:template xlink:type="simple" xlink:actuate="onRequest" xlink:title="Normal" xlink:href=""/>
  </office:meta>
</office:document-meta>
</file>